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Roboto Light" svg:font-family="'Roboto Light'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Line}</text:p>
      <text:p text:style-name="Standard">Usage Notes</text:p>
      <text:p text:style-name="Standard">This library is intended to be used on any target system, avoiding any kind of Windows dependencies whatsoever.</text:p>
      <text:p text:style-name="Standard">Following is a basic example process for downloading and running the application on your system.</text:p>
      <text:p text:style-name="Standard"/>
      <text:p text:style-name="Standard">{pre}</text:p>
      <text:p text:style-name="Standard">git clone https://github.com/danielanywhere/SvgTools</text:p>
      <text:p text:style-name="Standard">cd SvgTools/Source/SvgTools</text:p>
      <text:p text:style-name="Standard">dotnet run -- /? /wait</text:p>
      <text:p text:style-name="Standard">{/pr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Roboto Light" svg:font-family="'Roboto Ligh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Roboto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Roboto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Roboto" fo:font-family="Roboto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" fo:font-family="Roboto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17:59:39.913928400</meta:creation-date>
    <dc:date>2025-08-22T18:00:15.599931300</dc:date>
    <meta:editing-duration>PT36S</meta:editing-duration>
    <meta:editing-cycles>1</meta:editing-cycles>
    <meta:document-statistic meta:table-count="0" meta:image-count="0" meta:object-count="0" meta:page-count="1" meta:paragraph-count="9" meta:word-count="48" meta:character-count="336" meta:non-whitespace-character-count="297"/>
    <meta:generator>LibreOffice/25.2.5.2$Windows_X86_64 LibreOffice_project/03d19516eb2e1dd5d4ccd751a0d6f35f35e08022</meta:generator>
  </office:meta>
</office:document-meta>
</file>